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48d5f"/>
    </style:style>
    <style:style style:name="P2" style:family="paragraph" style:parent-style-name="Standard">
      <style:text-properties fo:font-weight="bold" officeooo:paragraph-rsid="00048d5f" style:font-weight-asian="bold" style:font-weight-complex="bold"/>
    </style:style>
    <style:style style:name="P3" style:family="paragraph" style:parent-style-name="Standard">
      <style:text-properties fo:color="#008000" officeooo:paragraph-rsid="00048d5f"/>
    </style:style>
    <style:style style:name="T1" style:family="text">
      <style:text-properties officeooo:rsid="00048d5f"/>
    </style:style>
    <style:style style:name="T2" style:family="text">
      <style:text-properties fo:font-weight="bold" officeooo:rsid="00048d5f" style:font-weight-asian="bold" style:font-weight-complex="bold"/>
    </style:style>
    <style:style style:name="T3" style:family="text">
      <style:text-properties fo:color="#008000" officeooo:rsid="00048d5f"/>
    </style:style>
    <style:style style:name="T4" style:family="text">
      <style:text-properties officeooo:rsid="0005d9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An error occurred while invoking the pact program:</text:span></text:p>
      <text:p text:style-name="P1"><text:span text:style-name="T1">The pact plan assembler class 'eu.stratosphere.tutorial.WeightVectorPlan' was not found in the jar file '/tmp/pact-jobs/stratosphere-tutorial-skeleton-0.1-SNAPSHOT.jar'. </text:span></text:p>
      <text:p text:style-name="P1"><text:span text:style-name="T1"/></text:p>
      <text:p text:style-name="P1"><text:span text:style-name="T1"/></text:p>
      <text:p text:style-name="P1"><text:span text:style-name="T1">/** run a java job **/</text:span></text:p>
      <text:p text:style-name="P1"><text:span text:style-name="T1">a jar file must be generated like follows</text:span></text:p>
      <text:p text:style-name="P1"><text:span text:style-name="T1">go to the path where the pom is located</text:span></text:p>
      <text:p text:style-name="P1"><text:span text:style-name="T1">type command: mvn clean package</text:span></text:p>
      <text:p text:style-name="P1"><text:span text:style-name="T1">the jar file will be generated in 'target' folder</text:span></text:p>
      <text:p text:style-name="P1"><text:span text:style-name="T1">copy this file and paste it to the 'examples/pact/'</text:span></text:p>
      <text:p text:style-name="P1"><text:span text:style-name="T1">the rest see the ** basic ** part how to run this job</text:span></text:p>
      <text:p text:style-name="P1"><text:span text:style-name="T1"/></text:p>
      <text:p text:style-name="P1"><text:span text:style-name="T1"/></text:p>
      <text:p text:style-name="P1"><text:span text:style-name="T1">/** basic **/</text:span></text:p>
      <text:p text:style-name="P1"><text:span text:style-name="T1">to launch web interface use: </text:span></text:p>
      <text:p text:style-name="P1"><text:span text:style-name="T1">....path containing bin of this project$ ./bin/start-pact-web.sh</text:span></text:p>
      <text:p text:style-name="P1"><text:span text:style-name="T1">open browser and type http://localhost:8080</text:span></text:p>
      <text:p text:style-name="P1"><text:span text:style-name="T1"/></text:p>
      <text:p text:style-name="P1"><text:span text:style-name="T1">fill out arguments on the left hand side: which is of following format: number of doc, source file path, source file, destination file path, destination file</text:span></text:p>
      <text:p text:style-name="P1"><text:span text:style-name="T1">/* add one document using */</text:span></text:p>
      <text:p text:style-name="P1"><text:span text:style-name="T1">1 file:///home/haiyan/haiyan_docs/hy_git/stratosphere/stratosphere-dist/target/stratosphere-dist-0.4-ozone-SNAPSHOT-bin/stratosphere-0.4-ozone-SNAPSHOT/hamlet.txt file:///home/haiyan/haiyan_docs/hy_git/stratosphere/stratosphere-dist/target/stratosphere-dist-0.4-ozone-SNAPSHOT-bin/stratosphere-0.4-ozone-SNAPSHOT/result.txt</text:span></text:p>
      <text:p text:style-name="P1"><text:span text:style-name="T1"/></text:p>
      <text:p text:style-name="P1"><text:span text:style-name="T1">/* add two documents using */</text:span></text:p>
      <text:p text:style-name="P1"><text:span text:style-name="T1">2 file:///home/haiyan/haiyan_docs/hy_git/stratosphere/stratosphere-dist/target/stratosphere-dist-0.4-ozone-SNAPSHOT-bin/stratosphere-0.4-ozone-SNAPSHOT/hamlet.txt file:///home/haiyan/haiyan_docs/hy_git/stratosphere/stratosphere-dist/target/stratosphere-dist-0.4-ozone-SNAPSHOT-bin/stratosphere-0.4-ozone-SNAPSHOT/result1.txt file:///home/haiyan/haiyan_docs/hy_git/stratosphere/stratosphere-dist/target/stratosphere-dist-0.4-ozone-SNAPSHOT-bin/stratosphere-0.4-ozone-SNAPSHOT/result2.txt </text:span></text:p>
      <text:p text:style-name="P1"><text:span text:style-name="T1"/></text:p>
      <text:p text:style-name="P1"><text:span text:style-name="T1">output: a folder named result2 is created, it contains two txt files, named 1.txt and 2.txt.</text:span></text:p>
      <text:p text:style-name="P1"><text:span text:style-name="T1"/></text:p>
      <text:p text:style-name="P1"><text:span text:style-name="T1">Scala - powerpoint Slides</text:span></text:p>
      <text:p text:style-name="P1"><text:span text:style-name="T1">//pg.22 Anatomy of a Scala Class</text:span></text:p>
      <text:p text:style-name="P1"><text:span text:style-name="T1">package foo.bar</text:span></text:p>
      <text:p text:style-name="P1"><text:span text:style-name="T1">import sth.else</text:span></text:p>
      <text:p text:style-name="P1"><text:span text:style-name="T1">class Job(arg1:Int) {</text:span></text:p>
      <text:p text:style-name="P1"><text:span text:style-name="T1"><text:tab/>def map(in: Int): String = {</text:span></text:p>
      <text:p text:style-name="P1"><text:span text:style-name="T1"><text:tab/><text:tab/>val i: Int = in +2</text:span></text:p>
      <text:p text:style-name="P1"><text:span text:style-name="T1"><text:tab/><text:tab/>var a = "Hello"</text:span></text:p>
      <text:p text:style-name="P1"><text:span text:style-name="T1"><text:tab/><text:tab/>i.toString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//pg.23 Singletons, similar to java singletons and/or static methods</text:span></text:p>
      <text:p text:style-name="P1"><text:soft-page-break/><text:span text:style-name="T1">object Job {</text:span></text:p>
      <text:p text:style-name="P1"><text:span text:style-name="T1"><text:tab/>def main(args: String*) {</text:span></text:p>
      <text:p text:style-name="P1"><text:span text:style-name="T1"><text:tab/><text:tab/>println("Hello World")</text:span></text:p>
      <text:p text:style-name="P1"><text:span text:style-name="T1"><text:tab/>}</text:span></text:p>
      <text:p text:style-name="P1"><text:span text:style-name="T1">}</text:span></text:p>
      <text:p text:style-name="P1"><text:span text:style-name="T1"/></text:p>
      <text:p text:style-name="P1"><text:span text:style-name="T1">//pg.24 Collections</text:span></text:p>
      <text:p text:style-name="P1"><text:span text:style-name="T1">val a = Seq(1,2,4)</text:span></text:p>
      <text:p text:style-name="P1"><text:span text:style-name="T1"><text:tab/>List("Hallo", 2)</text:span></text:p>
      <text:p text:style-name="P1"><text:span text:style-name="T1"><text:tab/>Array(2,3)</text:span></text:p>
      <text:p text:style-name="P1"><text:span text:style-name="T1"><text:tab/>Map(1-&gt;"1", 2-&gt;"2")</text:span></text:p>
      <text:p text:style-name="P1"><text:span text:style-name="T1">val b = a map { x =&gt; x+2 }</text:span></text:p>
      <text:p text:style-name="P1"><text:span text:style-name="T1">val c = a map { _ +2 }</text:span></text:p>
      <text:p text:style-name="P1"><text:span text:style-name="T1">val c = a.map({_+2})</text:span></text:p>
      <text:p text:style-name="P1"><text:span text:style-name="T1"/></text:p>
      <text:p text:style-name="P1"><text:span text:style-name="T1">//pg.25 Generics and Tuples</text:span></text:p>
      <text:p text:style-name="P1"><text:span text:style-name="T1">val a: Seq[Int] = Seq(1,2,4)</text:span></text:p>
      <text:p text:style-name="P1"><text:span text:style-name="T1">val tup = (3, "a")</text:span></text:p>
      <text:p text:style-name="P1"><text:span text:style-name="T1">val tup2: (Int, String) = (3, "a")</text:span></text:p>
      <text:p text:style-name="P1"><text:span text:style-name="T1"/></text:p>
      <text:p text:style-name="P1"><text:span text:style-name="T1">//pg.26 (Part separator) Stratosphere Scala Front End</text:span></text:p>
      <text:p text:style-name="P1"><text:span text:style-name="T1"/></text:p>
      <text:p text:style-name="P1"><text:span text:style-name="T1">//pg.27 Skeleton of a Straosphere Program</text:span></text:p>
      <text:p text:style-name="P1"><text:span text:style-name="T1">Input: a text file/JDBC source/CSV, etc.</text:span></text:p>
      <text:p text:style-name="P1"><text:span text:style-name="T1"><text:tab/>- loaded in internal representation: the DataSet</text:span></text:p>
      <text:p text:style-name="P1"><text:span text:style-name="T1">Transformations on the Dataset</text:span></text:p>
      <text:p text:style-name="P1"><text:span text:style-name="T1"><text:tab/>- map, reduce, join, etc</text:span></text:p>
      <text:p text:style-name="P1"><text:span text:style-name="T1">Output: program results in a DataSink</text:span></text:p>
      <text:p text:style-name="P1"><text:span text:style-name="T1"><text:tab/>Text file, JDBC, CSV, etc</text:span></text:p>
      <text:p text:style-name="P1"><text:span text:style-name="T1">//pg.28 The Almighty DataSet</text:span></text:p>
      <text:p text:style-name="P1"><text:span text:style-name="T1">Operations are methodds on DataSet[A]</text:span></text:p>
      <text:p text:style-name="P1"><text:span text:style-name="T1">Working with DataSet[A] feels like working with Scala collections</text:span></text:p>
      <text:p text:style-name="P1"><text:span text:style-name="T1">DataSet[A] is not an actual collection but represents computation on a collection</text:span></text:p>
      <text:p text:style-name="P1"><text:span text:style-name="T1">Stringing together operations creates a data flow graph that can be execute</text:span></text:p>
      <text:p text:style-name="P1"><text:span text:style-name="T1"/></text:p>
      <text:p text:style-name="P1"><text:span text:style-name="T1">//pg.29 An important difference</text:span></text:p>
      <text:p text:style-name="P1"><text:span text:style-name="T1">//immediatedly executed</text:span></text:p>
      <text:p text:style-name="P1"><text:span text:style-name="T1">val input: List[String] = ...</text:span></text:p>
      <text:p text:style-name="P1"><text:span text:style-name="T1">val mapped = input.map{ s=&gt;(s,1)}</text:span></text:p>
      <text:p text:style-name="P1"><text:span text:style-name="T1"/></text:p>
      <text:p text:style-name="P1"><text:span text:style-name="T1">//executed when data flow is executed</text:span></text:p>
      <text:p text:style-name="P1"><text:span text:style-name="T1">val input: DataSet(String) = ...</text:span></text:p>
      <text:p text:style-name="P1"><text:span text:style-name="T1">val mapped = input.map{ s=&gt;(s,1)}</text:span></text:p>
      <text:p text:style-name="P1"><text:span text:style-name="T1">val result = mapped.write("file", ...)</text:span></text:p>
      <text:p text:style-name="P1"><text:span text:style-name="T1">val plan = new Plan(result)</text:span></text:p>
      <text:p text:style-name="P1"><text:span text:style-name="T1">execute(plan)</text:span></text:p>
      <text:p text:style-name="P1"><text:span text:style-name="T1"/></text:p>
      <text:p text:style-name="P1"><text:span text:style-name="T1">//pg.30 Usable Data Types</text:span></text:p>
      <text:p text:style-name="P1"><text:span text:style-name="T1">primitive types</text:span></text:p>
      <text:p text:style-name="P1"><text:span text:style-name="T1">tuples</text:span></text:p>
      <text:p text:style-name="P1"><text:span text:style-name="T1">case classes</text:span></text:p>
      <text:p text:style-name="P1"><text:span text:style-name="T1">custom data types that implement the value interface</text:span></text:p>
      <text:p text:style-name="P1"><text:soft-page-break/><text:span text:style-name="T1"/></text:p>
      <text:p text:style-name="P1"><text:span text:style-name="T1">//pg.31 Creating Data Sources</text:span></text:p>
      <text:p text:style-name="P1"><text:span text:style-name="T1">val input = TextFile("file://")</text:span></text:p>
      <text:p text:style-name="P1"><text:span text:style-name="T1">val input: DataSet[(Int, String)] = DataSource("hdfs://", CsvInputFormat[(Int, String)])())</text:span></text:p>
      <text:p text:style-name="P1"><text:span text:style-name="T1">def parseInput(line: String):(Int, Int) = {...}</text:span></text:p>
      <text:p text:style-name="P1"><text:span text:style-name="T1">val input = DataSource("hdfs://", DelimitedInputFormat[parseInput])</text:span></text:p>
      <text:p text:style-name="P1"><text:span text:style-name="T1"/></text:p>
      <text:p text:style-name="P1"><text:span text:style-name="T1">//pg.32 Interlude: Anonymous Functions</text:span></text:p>
      <text:p text:style-name="P1"><text:span text:style-name="T1">var fun: ((Int, String)) =&gt; String = ...</text:span></text:p>
      <text:p text:style-name="P1"><text:span text:style-name="T1">fun = { t=&gt; t._2 }</text:span></text:p>
      <text:p text:style-name="P1"><text:span text:style-name="T1">fun = { _._2 }</text:span></text:p>
      <text:p text:style-name="P1"><text:span text:style-name="T1">fun = { case(i, w) =&gt; w }</text:span></text:p>
      <text:p text:style-name="P1"><text:span text:style-name="T1"/></text:p>
      <text:p text:style-name="P1"><text:span text:style-name="T1">//pg.33 Map</text:span></text:p>
      <text:p text:style-name="P1"><text:span text:style-name="T1">val input: DataSet[(Int, String)] = ...</text:span></text:p>
      <text:p text:style-name="P1"><text:span text:style-name="T1">val mapper = input.map{ case(a,b) =&gt; (a+2, b)}</text:span></text:p>
      <text:p text:style-name="P1"><text:span text:style-name="T1">val mapper2 = input.flatMap{ _._2.split("") }</text:span></text:p>
      <text:p text:style-name="P1"><text:span text:style-name="T1">val filtered = input.filter{ case (a,b) =&gt; a&gt; 3 }</text:span></text:p>
      <text:p text:style-name="P1"><text:span text:style-name="T1"/></text:p>
      <text:p text:style-name="P1"><text:span text:style-name="T1">//pg.34 Reduce</text:span></text:p>
      <text:p text:style-name="P1"><text:span text:style-name="T1">val input: DataSet[(String, Int)] = ...</text:span></text:p>
      <text:p text:style-name="P1"><text:span text:style-name="T1">val reducer = input</text:span></text:p>
      <text:p text:style-name="P1"><text:span text:style-name="T1"><text:tab/><text:tab/>.groupBy{ case (w, _) =&gt; w}</text:span></text:p>
      <text:p text:style-name="P1"><text:span text:style-name="T1"><text:tab/><text:tab/>.groupReduce { _.minBy { ... }}</text:span></text:p>
      <text:p text:style-name="P1"><text:span text:style-name="T1">val reducer2 = input</text:span></text:p>
      <text:p text:style-name="P1"><text:span text:style-name="T1"><text:tab/><text:tab/>.groupBy { case(w, _) =&gt; w }</text:span></text:p>
      <text:p text:style-name="P1"><text:span text:style-name="T1"><text:tab/><text:tab/>.reduce{ (w1, w2) =&gt; (w1._1, w1._2 + w2._2)}</text:span></text:p>
      <text:p text:style-name="P1"><text:span text:style-name="T1"><text:tab/><text:tab/></text:span></text:p>
      <text:p text:style-name="P1"><text:span text:style-name="T1">//pg.35 Cross</text:span></text:p>
      <text:p text:style-name="P1"><text:span text:style-name="T1">val left: DataSet[(String, Int)] = ...</text:span></text:p>
      <text:p text:style-name="P1"><text:span text:style-name="T1">val right: DataSet[(String, Int)] = ...</text:span></text:p>
      <text:p text:style-name="P1"><text:span text:style-name="T1">val cross = left cross right</text:span></text:p>
      <text:p text:style-name="P1"><text:span text:style-name="T1"><text:tab/><text:tab/><text:tab/>.map{ (l,r) =&gt; ... }</text:span></text:p>
      <text:p text:style-name="P1"><text:span text:style-name="T1">val cross = left cross right</text:span></text:p>
      <text:p text:style-name="P1"><text:span text:style-name="T1"><text:tab/><text:tab/><text:tab/>.flatMap{ (l,r) =&gt; ... }</text:span></text:p>
      <text:p text:style-name="P1"><text:span text:style-name="T1"><text:tab/><text:tab/></text:span></text:p>
      <text:p text:style-name="P1"><text:span text:style-name="T1">//pg.36 Join (Match)</text:span></text:p>
      <text:p text:style-name="P1"><text:span text:style-name="T1">val counts: DataSet[(String, Int)] = ...</text:span></text:p>
      <text:p text:style-name="P1"><text:span text:style-name="T1">val names: DataSet[(Int, String)] = ...</text:span></text:p>
      <text:p text:style-name="P1"><text:span text:style-name="T1">val join = counts</text:span></text:p>
      <text:p text:style-name="P1"><text:span text:style-name="T1"><text:tab/><text:tab/>.join(right)</text:span></text:p>
      <text:p text:style-name="P1"><text:span text:style-name="T1"><text:tab/><text:tab/>.where{ case (_, c) =&gt; c}.isEqualsTo{ case (n,_) =&gt; n}</text:span></text:p>
      <text:p text:style-name="P1"><text:span text:style-name="T1"><text:tab/><text:tab/>.map{ (l,r) =&gt; (l._1, r._2)}</text:span></text:p>
      <text:p text:style-name="P1"><text:span text:style-name="T1">val join = counts</text:span></text:p>
      <text:p text:style-name="P1"><text:span text:style-name="T1"><text:tab/><text:tab/>.join(right)</text:span></text:p>
      <text:p text:style-name="P1"><text:span text:style-name="T1"><text:tab/><text:tab/>.where{ case (_, c) =&gt; c}.isEqualsTo{ case (n,_) =&gt; n}</text:span></text:p>
      <text:p text:style-name="P1"><text:span text:style-name="T1"><text:tab/><text:tab/>.flatMap{ (l,r) =&gt; ... }</text:span></text:p>
      <text:p text:style-name="P1"><text:span text:style-name="T1"><text:tab/><text:tab/></text:span></text:p>
      <text:p text:style-name="P1"><text:span text:style-name="T1">//pg.37 CoGroup</text:span></text:p>
      <text:p text:style-name="P1"><text:span text:style-name="T1">val counts: DataSet[(String, Int)] = ..</text:span></text:p>
      <text:p text:style-name="P1"><text:span text:style-name="T1">val names: DataSet[(Int, String)] = ...</text:span></text:p>
      <text:p text:style-name="P1"><text:span text:style-name="T1">val cogroup = counts</text:span></text:p>
      <text:p text:style-name="P1"><text:soft-page-break/><text:span text:style-name="T1"><text:tab/><text:tab/><text:tab/>.cogroup(right)</text:span></text:p>
      <text:p text:style-name="P1"><text:span text:style-name="T1"><text:tab/><text:tab/><text:tab/>.where{ case (_,c) =&gt; c}.isEqualsTo { case (n,_) =&gt; n}</text:span></text:p>
      <text:p text:style-name="P1"><text:span text:style-name="T1"><text:tab/><text:tab/><text:tab/>.map {(l,r) =&gt; (l.minBy {...}, r.minBy {...})}</text:span></text:p>
      <text:p text:style-name="P1"><text:span text:style-name="T1">val cogroup = counts</text:span></text:p>
      <text:p text:style-name="P1"><text:span text:style-name="T1"><text:tab/><text:tab/><text:tab/>.cogroup(right)</text:span></text:p>
      <text:p text:style-name="P1"><text:span text:style-name="T1"><text:tab/><text:tab/><text:tab/>.where { case (_,c) =&gt; c}.isEqualsTo { case (n,_) =&gt; n}</text:span></text:p>
      <text:p text:style-name="P1"><text:span text:style-name="T1"><text:tab/><text:tab/><text:tab/>.flatMap {(l,r) =&gt; ...}</text:span></text:p>
      <text:p text:style-name="P1"><text:span text:style-name="T1"><text:tab/><text:tab/></text:span></text:p>
      <text:p text:style-name="P1"><text:span text:style-name="T1">//pg.38 Creating Data Sinks</text:span></text:p>
      <text:p text:style-name="P1"><text:span text:style-name="T1">val counts: DataSet[(Stirng, Int)]<text:tab/><text:tab/></text:span></text:p>
      <text:p text:style-name="P1"><text:span text:style-name="T1">val sink = counts.write("&lt;&gt;", CsvOutputFormat())</text:span></text:p>
      <text:p text:style-name="P1"><text:span text:style-name="T1">def formatOutput(a: (String, Int)): String = { "Word " + a._1 + "count " + a._2 }</text:span></text:p>
      <text:p text:style-name="P1"><text:span text:style-name="T1">val sink = counts.write("&lt;&gt;", DelimitedOutputFormat(formatOutput))</text:span></text:p>
      <text:p text:style-name="P1"><text:span text:style-name="T1"/></text:p>
      <text:p text:style-name="P1"><text:span text:style-name="T1">//pg.39 Word Count example</text:span></text:p>
      <text:p text:style-name="P1"><text:span text:style-name="T1">val input = TextFile(textInput)</text:span></text:p>
      <text:p text:style-name="P1"><text:span text:style-name="T1">val words = input</text:span></text:p>
      <text:p text:style-name="P1"><text:span text:style-name="T1"><text:tab/><text:tab/><text:tab/>.flatMap { _.split(" ") map {(_,1)}}</text:span></text:p>
      <text:p text:style-name="P1"><text:span text:style-name="T1">val counts = words</text:span></text:p>
      <text:p text:style-name="P1"><text:span text:style-name="T1"><text:tab/><text:tab/><text:tab/>.groupBy { case (word, _) =&gt; word }</text:span></text:p>
      <text:p text:style-name="P1"><text:span text:style-name="T1"><text:tab/><text:tab/><text:tab/>.reduce { (w1,w2) =&gt; (w1._1, w1._2 + w2._2) }</text:span></text:p>
      <text:p text:style-name="P1"><text:span text:style-name="T1">val output = counts</text:span></text:p>
      <text:p text:style-name="P1"><text:span text:style-name="T1"><text:tab/><text:tab/><text:tab/>.write(wordsOutput, CsvOutputFormat())</text:span></text:p>
      <text:p text:style-name="P1"><text:span text:style-name="T1">val plan = new ScalaPlan(Seq(output))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// Slides on interactive tour of scala</text:span></text:p>
      <text:p text:style-name="P1"><text:span text:style-name="T1">//pg.18</text:span></text:p>
      <text:p text:style-name="P1"><text:span text:style-name="T1">//Loops using while <text:s/></text:span></text:p>
      <text:p text:style-name="P1"><text:span text:style-name="T1"/></text:p>
      <text:p text:style-name="P1"><text:span text:style-name="T1">var i, sum = 0 <text:s/></text:span></text:p>
      <text:p text:style-name="P1"><text:span text:style-name="T1">while ( i &lt; 10) { <text:s/></text:span></text:p>
      <text:p text:style-name="P1"><text:span text:style-name="T1"><text:s text:c="2"/>sum += i <text:s/></text:span></text:p>
      <text:p text:style-name="P1"><text:span text:style-name="T1"><text:s text:c="2"/>i+=1 <text:s/></text:span></text:p>
      <text:p text:style-name="P1"><text:span text:style-name="T1">} <text:s/></text:span></text:p>
      <text:p text:style-name="P1"><text:span text:style-name="T1">println(sum) <text:s/></text:span></text:p>
      <text:p text:style-name="P1"><text:span text:style-name="T1"/></text:p>
      <text:p text:style-name="P1"><text:span text:style-name="T1">//pg.19</text:span></text:p>
      <text:p text:style-name="P1"><text:span text:style-name="T1">//Loops using for <text:s/></text:span></text:p>
      <text:p text:style-name="P1"><text:span text:style-name="T1">var sum = 0 <text:s/></text:span></text:p>
      <text:p text:style-name="P1"><text:span text:style-name="T1">for ( i &lt;- 0 until 10) { <text:s/></text:span></text:p>
      <text:p text:style-name="P1"><text:span text:style-name="T1"><text:s text:c="2"/>sum += i <text:s/></text:span></text:p>
      <text:p text:style-name="P1"><text:span text:style-name="T1">} <text:s/></text:span></text:p>
      <text:p text:style-name="P1"><text:span text:style-name="T1">println(sum) <text:s/></text:span></text:p>
      <text:p text:style-name="P1"><text:span text:style-name="T1"/></text:p>
      <text:p text:style-name="P1"><text:span text:style-name="T1">//pg.20</text:span></text:p>
      <text:p text:style-name="P1"><text:span text:style-name="T1">//Or, neither while nor for <text:s/></text:span></text:p>
      <text:p text:style-name="P1"><text:span text:style-name="T1">(0 until 10).sum</text:span></text:p>
      <text:p text:style-name="P1"><text:span text:style-name="T1"/></text:p>
      <text:p text:style-name="P1"><text:span text:style-name="T1">//pg.21</text:span></text:p>
      <text:p text:style-name="P1"><text:span text:style-name="T1">if (true) <text:s text:c="2"/></text:span></text:p>
      <text:p text:style-name="P1"><text:span text:style-name="T1"><text:s text:c="2"/>println("no braces on a single expression") <text:s/></text:span></text:p>
      <text:p text:style-name="P1"><text:soft-page-break/><text:span text:style-name="T1"/></text:p>
      <text:p text:style-name="P1"><text:span text:style-name="T1">if (1 + 1 == 2) { <text:s/></text:span></text:p>
      <text:p text:style-name="P1"><text:span text:style-name="T1"><text:s text:c="2"/>println("multiple") <text:s/></text:span></text:p>
      <text:p text:style-name="P1"><text:span text:style-name="T1"><text:s text:c="2"/>println("statements") <text:s/></text:span></text:p>
      <text:p text:style-name="P1"><text:span text:style-name="T1"><text:s text:c="2"/>println("require") <text:s/></text:span></text:p>
      <text:p text:style-name="P1"><text:span text:style-name="T1"><text:s text:c="2"/>println("braces") <text:s/></text:span></text:p>
      <text:p text:style-name="P1"><text:span text:style-name="T1">} else { <text:s/></text:span></text:p>
      <text:p text:style-name="P1"><text:span text:style-name="T1"><text:s text:c="2"/>println("new math is found!") <text:s/></text:span></text:p>
      <text:p text:style-name="P1"><text:span text:style-name="T1"><text:s text:c="2"/>println("or your CPU went crazy") <text:s/></text:span></text:p>
      <text:p text:style-name="P1"><text:span text:style-name="T1">} <text:s/></text:span></text:p>
      <text:p text:style-name="P1"><text:span text:style-name="T1"/></text:p>
      <text:p text:style-name="P1"><text:span text:style-name="T1">val likeEggs = false <text:s/></text:span></text:p>
      <text:p text:style-name="P1"><text:span text:style-name="T1">val breakfast = <text:s/></text:span></text:p>
      <text:p text:style-name="P1"><text:span text:style-name="T1"><text:s text:c="2"/>if (likeEggs) "scrambled eggs" <text:s/></text:span></text:p>
      <text:p text:style-name="P1"><text:span text:style-name="T1"><text:s text:c="2"/>else "Apple" <text:s/></text:span></text:p>
      <text:p text:style-name="P1"><text:span text:style-name="T1"/></text:p>
      <text:p text:style-name="P1"><text:span text:style-name="T1">println(breakfast) <text:s/></text:span></text:p>
      <text:p text:style-name="P1"><text:span text:style-name="T1"/></text:p>
      <text:p text:style-name="P1"><text:span text:style-name="T1">//pg.22</text:span></text:p>
      <text:p text:style-name="P1"><text:span text:style-name="T1">val selection = "One" <text:s/></text:span></text:p>
      <text:p text:style-name="P1"><text:span text:style-name="T1">selection match { <text:s/></text:span></text:p>
      <text:p text:style-name="P1"><text:span text:style-name="T1"><text:s text:c="2"/>case "One" =&gt; println("You selected option one!") <text:s/></text:span></text:p>
      <text:p text:style-name="P1"><text:span text:style-name="T1"><text:s text:c="2"/>case "Two" =&gt; println("You selected option two!") <text:s/></text:span></text:p>
      <text:p text:style-name="P1"><text:span text:style-name="T1"><text:s text:c="2"/>case _ =&gt; println("You selected something else: ") <text:s/></text:span></text:p>
      <text:p text:style-name="P1"><text:span text:style-name="T1">} <text:s/></text:span></text:p>
      <text:p text:style-name="P1"><text:span text:style-name="T1"/></text:p>
      <text:p text:style-name="P1"><text:span text:style-name="T1">//pg.23</text:span></text:p>
      <text:p text:style-name="P1"><text:span text:style-name="T1">Arrays are constructed simply using Array(element1, element2, ...)</text:span></text:p>
      <text:p text:style-name="P1"><text:span text:style-name="T1">Arrays in Scala map to Java primitive Arrays (e.g. Java's int[] is Scala's Array[Int], Java's String[] is Array[String] in Scala)</text:span></text:p>
      <text:p text:style-name="P1"><text:span text:style-name="T1">Arrays are mutable (can't change it's size once created, but can modify it's elements)</text:span></text:p>
      <text:p text:style-name="P1"><text:span text:style-name="T1">Since they are using Java's arrays, to print nicely an Array's content, use .mkString(",")</text:span></text:p>
      <text:p text:style-name="P1"><text:span text:style-name="T1"/></text:p>
      <text:p text:style-name="P1"><text:span text:style-name="T1">Array elements can be of any type, but the Array's final type will be the lowest common denominator </text:span></text:p>
      <text:p text:style-name="P1"><text:span text:style-name="T1"/></text:p>
      <text:p text:style-name="P1"><text:span text:style-name="T1">val array1 = Array(1, 2, 3) //Mutable array of type Array[Int] <text:s/></text:span></text:p>
      <text:p text:style-name="P1"><text:span text:style-name="T1">val array2 = Array("a", 2, true) //Mutable array of type Array[Any] <text:s/></text:span></text:p>
      <text:p text:style-name="P1"><text:span text:style-name="T1">val array3 = Array("a", "b", "c") //Mutable array of type Array[String] <text:s/></text:span></text:p>
      <text:p text:style-name="P1"><text:span text:style-name="T1"/></text:p>
      <text:p text:style-name="P1"><text:span text:style-name="T1">//Access items using (index) not [index] <text:s/></text:span></text:p>
      <text:p text:style-name="P1"><text:span text:style-name="T1">val itemAtIndex0 = array3(0) <text:s text:c="2"/></text:span></text:p>
      <text:p text:style-name="P1"><text:span text:style-name="T1">println(itemAtIndex0) // a <text:s/></text:span></text:p>
      <text:p text:style-name="P1"><text:span text:style-name="T1"/></text:p>
      <text:p text:style-name="P1"><text:span text:style-name="T1">//Modify items the same way <text:s/></text:span></text:p>
      <text:p text:style-name="P1"><text:span text:style-name="T1">array3(0) = "d" <text:s/></text:span></text:p>
      <text:p text:style-name="P1"><text:span text:style-name="T1">println(array3.mkString(",")) //d,b,c <text:s/></text:span></text:p>
      <text:p text:style-name="P1"><text:span text:style-name="T1"/></text:p>
      <text:p text:style-name="P1"><text:span text:style-name="T1">//Concatenation using the ++ operator <text:s/></text:span></text:p>
      <text:p text:style-name="P1"><text:span text:style-name="T1">val concatenated = array1 ++ array2 <text:s text:c="2"/></text:span></text:p>
      <text:p text:style-name="P1"><text:span text:style-name="T1">println(concatenated.mkString(",")) // 1,2,3,a,2,true <text:s/></text:span></text:p>
      <text:p text:style-name="P1"><text:span text:style-name="T1"/></text:p>
      <text:p text:style-name="P1"><text:soft-page-break/><text:span text:style-name="T1">//Finding an index of an item <text:s/></text:span></text:p>
      <text:p text:style-name="P1"><text:span text:style-name="T1">array3.indexOf("b") // 1 <text:s/></text:span></text:p>
      <text:p text:style-name="P1"><text:span text:style-name="T1"/></text:p>
      <text:p text:style-name="P1"><text:span text:style-name="T1">//Diff <text:s/></text:span></text:p>
      <text:p text:style-name="P1"><text:span text:style-name="T1">val diffArray = Array(1,2,3,4).diff(Array(2,3)) <text:s/></text:span></text:p>
      <text:p text:style-name="P1"><text:span text:style-name="T1">println(diffArray.mkString(",")) // 1,4 <text:s/></text:span></text:p>
      <text:p text:style-name="P1"><text:span text:style-name="T1"/></text:p>
      <text:p text:style-name="P1"><text:span text:style-name="T1">//Find (stops when item is found) <text:s/></text:span></text:p>
      <text:p text:style-name="P1"><text:span text:style-name="T1">val personArray = Array(("Alice",1), ("Bob",2), ("Carol",3)) <text:s/></text:span></text:p>
      <text:p text:style-name="P1"><text:span text:style-name="T1">def findByName(name:String) = personArray.find(_._1 == name).getOrElse(("David",4)) <text:s/></text:span></text:p>
      <text:p text:style-name="P1"><text:span text:style-name="T1">val findBob = findByName("Bob") <text:s/></text:span></text:p>
      <text:p text:style-name="P1"><text:span text:style-name="T1">val findEli = findByName("Eli") <text:s/></text:span></text:p>
      <text:p text:style-name="P1"><text:span text:style-name="T1"/></text:p>
      <text:p text:style-name="P1"><text:span text:style-name="T1">println(findBob._2) //2 <text:s/></text:span></text:p>
      <text:p text:style-name="P1"><text:span text:style-name="T1">println(findEli._2) //4 <text:s/></text:span></text:p>
      <text:p text:style-name="P1"><text:span text:style-name="T1"/></text:p>
      <text:p text:style-name="P1"><text:span text:style-name="T1">//pg.25</text:span></text:p>
      <text:p text:style-name="P1"><text:span text:style-name="T1"/></text:p>
      <text:p text:style-name="P1"><text:span text:style-name="T1"><text:s text:c="4"/>Sets are constructed simply using Set(element1, element2, ...)</text:span></text:p>
      <text:p text:style-name="P1"><text:span text:style-name="T1"><text:s text:c="4"/>The Set can contain mixed types, but the final type of the elements will be the lowest common denominator</text:span></text:p>
      <text:p text:style-name="P1"><text:span text:style-name="T1"><text:s text:c="4"/>The default Set is Predef.Set which points to scala.collection.immutable.Set</text:span></text:p>
      <text:p text:style-name="P1"><text:span text:style-name="T1"><text:s text:c="4"/>As it currently stands, Set implementation up to size of 4 has a specific class Set1, Set2, Set3, Set4, beyond that, it uses an immutable HashSet</text:span></text:p>
      <text:p text:style-name="P1"><text:span text:style-name="T1"><text:s text:c="4"/>You can't have duplicate values, adding a value that already exists overwrites the value</text:span></text:p>
      <text:p text:style-name="P1"><text:span text:style-name="T1"><text:s text:c="4"/>Order of iteration is not guaranteed to be consistent</text:span></text:p>
      <text:p text:style-name="P1"><text:span text:style-name="T1"/></text:p>
      <text:p text:style-name="P1"><text:span text:style-name="T1">val set1 = Set(1, 2, 3) //Immutable set of type Set[Int] <text:s/></text:span></text:p>
      <text:p text:style-name="P1"><text:span text:style-name="T1">val set2 = Set("a", 2, true) //Immutable list of type Set[Any] <text:s/></text:span></text:p>
      <text:p text:style-name="P1"><text:span text:style-name="T1">import collection.mutable <text:s/></text:span></text:p>
      <text:p text:style-name="P1"><text:span text:style-name="T1">val mset = mutable.HashSet("a", "b", "c") //the "mutable version" of Set <text:s/></text:span></text:p>
      <text:p text:style-name="P1"><text:span text:style-name="T1"/></text:p>
      <text:p text:style-name="P1"><text:span text:style-name="T1">//Sets remove duplicates <text:s text:c="2"/></text:span></text:p>
      <text:p text:style-name="P1"><text:span text:style-name="T1">println(</text:span><text:span text:style-name="T2">Set(1,2,3,2,4,3,2,1,2)</text:span><text:span text:style-name="T1">) //</text:span><text:span text:style-name="T3">Set(1, 2, 3, 4)</text:span><text:span text:style-name="T1"> <text:s/></text:span></text:p>
      <text:p text:style-name="P1"><text:span text:style-name="T1"/></text:p>
      <text:p text:style-name="P1"><text:span text:style-name="T1">//Check if item exists using (item) <text:s text:c="2"/></text:span></text:p>
      <text:p text:style-name="P2"><text:span text:style-name="T1">val oneExists = set1(1) <text:s/></text:span></text:p>
      <text:p text:style-name="P2"><text:span text:style-name="T1">val fourExists = set1(4) <text:s/></text:span></text:p>
      <text:p text:style-name="P1"><text:span text:style-name="T1">println(oneExists) // true <text:s/></text:span></text:p>
      <text:p text:style-name="P1"><text:span text:style-name="T1">println(fourExists) // false <text:s/></text:span></text:p>
      <text:p text:style-name="P1"><text:span text:style-name="T1"/></text:p>
      <text:p text:style-name="P1"><text:span text:style-name="T1">//You can "modify" items the same way as for Lists <text:s/></text:span></text:p>
      <text:p text:style-name="P1"><text:span text:style-name="T1">//(DON'T use it this way, use </text:span><text:span text:style-name="T2">mset -="a"</text:span><text:span text:style-name="T1"> instead) <text:s/></text:span><text:span text:style-name="T4">to remove one element from a set</text:span></text:p>
      <text:p text:style-name="P1"><text:span text:style-name="T1">mset("a") = false <text:s text:c="2"/></text:span></text:p>
      <text:p text:style-name="P1"><text:span text:style-name="T1">println(mset) //Set(c, b) <text:s/></text:span></text:p>
      <text:p text:style-name="P1"><text:span text:style-name="T1"/></text:p>
      <text:p text:style-name="P1"><text:span text:style-name="T1">//Concatenation using the ++ operator <text:s text:c="2"/></text:span></text:p>
      <text:p text:style-name="P1"><text:span text:style-name="T1">//(removes duplicates, order not guaranteed) <text:s/></text:span></text:p>
      <text:p text:style-name="P1"><text:span text:style-name="T1">val concatenated = set1 ++ set2 ++ mset <text:s/></text:span></text:p>
      <text:p text:style-name="P1"><text:span text:style-name="T1">println(concatenated) // Set(1, a, true, 2, b, 3, c) <text:s/></text:span></text:p>
      <text:p text:style-name="P1"><text:span text:style-name="T1">//Concatenation doesn't modify the sets themselves <text:s text:c="2"/></text:span></text:p>
      <text:p text:style-name="P1"><text:span text:style-name="T1">println(set1) //Set(1, 2, 3) <text:s/></text:span></text:p>
      <text:p text:style-name="P1"><text:soft-page-break/><text:span text:style-name="T1"/></text:p>
      <text:p text:style-name="P3"><text:span text:style-name="T1">//Removing elements (mutable Sets only) <text:s/></text:span></text:p>
      <text:p text:style-name="P1"><text:span text:style-name="T1">mset -= "c" <text:s/></text:span></text:p>
      <text:p text:style-name="P1"><text:span text:style-name="T1">println (mset) //Set("b") <text:s/></text:span></text:p>
      <text:p text:style-name="P1"><text:span text:style-name="T1"/></text:p>
      <text:p text:style-name="P3"><text:span text:style-name="T1">//Adding elements (mutable Lists only) <text:s/></text:span></text:p>
      <text:p text:style-name="P1"><text:span text:style-name="T1">mset += "e" <text:s/></text:span></text:p>
      <text:p text:style-name="P1"><text:span text:style-name="T1">mset ++= Set("f", "g") <text:s/></text:span></text:p>
      <text:p text:style-name="P1"><text:span text:style-name="T1"/></text:p>
      <text:p text:style-name="P1"><text:span text:style-name="T1">println (mset) //Set(f, g, e, b) <text:s/></text:span></text:p>
      <text:p text:style-name="P1"><text:span text:style-name="T1"/></text:p>
      <text:p text:style-name="P1"><text:span text:style-name="T1">//Diff <text:s/></text:span></text:p>
      <text:p text:style-name="P1"><text:span text:style-name="T1">val diffSet = Set(1,2,3,4) diff Set(2,3) <text:s/></text:span></text:p>
      <text:p text:style-name="P1"><text:span text:style-name="T1">println(diffSet) // Set(1, 4) <text:s/></text:span></text:p>
      <text:p text:style-name="P1"><text:span text:style-name="T1"/></text:p>
      <text:p text:style-name="P1"><text:span text:style-name="T1">//Find (stops when item is found) <text:s/></text:span></text:p>
      <text:p text:style-name="P1"><text:span text:style-name="T1"/></text:p>
      <text:p text:style-name="P1"><text:span text:style-name="T1">//Note that this is not an ideal use for Set, <text:s text:c="2"/></text:span></text:p>
      <text:p text:style-name="P1"><text:span text:style-name="T1">//a Map would be much better data structure <text:s/></text:span></text:p>
      <text:p text:style-name="P1"><text:span text:style-name="T1">//Just for illustration purposes <text:s text:c="2"/></text:span></text:p>
      <text:p text:style-name="P1"><text:span text:style-name="T1">val personSet = Set(("Alice",1), ("Bob",2), ("Carol",3)) <text:s/></text:span></text:p>
      <text:p text:style-name="P1"><text:span text:style-name="T1">def findByName(name:String) = personSet.find(_._1 == name).getOrElse(("David",4)) <text:s/></text:span></text:p>
      <text:p text:style-name="P1"><text:span text:style-name="T1">val findBob = findByName("Bob") <text:s/></text:span></text:p>
      <text:p text:style-name="P1"><text:span text:style-name="T1">val findEli = findByName("Eli") <text:s/></text:span></text:p>
      <text:p text:style-name="P1"><text:span text:style-name="T1"/></text:p>
      <text:p text:style-name="P1"><text:span text:style-name="T1">println(findBob._2) //2 <text:s/></text:span></text:p>
      <text:p text:style-name="P1"><text:span text:style-name="T1">println(findEli._2) //4 <text:s/></text:span></text:p>
      <text:p text:style-name="P1"><text:span text:style-name="T1"/></text:p>
      <text:p text:style-name="P1"><text:span text:style-name="T1"/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22:47:38</meta:creation-date>
    <dc:date>2013-11-14T22:55:25</dc:date>
    <meta:editing-duration>PT4M44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7" meta:paragraph-count="282" meta:word-count="1424" meta:character-count="10129" meta:non-whitespace-character-count="8583"/>
  </office:meta>
</office:document-meta>
</file>